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text-properties fo:language="fr" fo:country="FR"/>
    </style:style>
    <style:style style:name="T1"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troduction</text:h>
      <text:p text:style-name="Text_20_body"><text:span text:style-name="T1">Aujourd'hui, nul ne peut prétendre vivre avec son temps sans connaître l'existence des Médias Sociaux : Facebook, Twitter, et leurs multiples homologues se sont répandus à travers le globe à une vitesse phénoménale, touchant toutes sortes de publics, pour peu que ceux-cis aient un accès à Internet. A tel point qu'ils font désormais partie des sources d'information privilégiées du grand public, et en tant que tels, offrent un potentiel commercial certain, d'où la naissance d'une nouvelle discipline : le « social media marketing ». </text:span></text:p>
      <text:p text:style-name="Text_20_body"><text:span text:style-name="T1">En Chine, cependant, les acteurs internationaux n'ont pas pu faire leur entrée sur un marché très fermé, pour des raisons de contrôle de l'opinion publique et de protectionnisme. Ainsi s'est développé tout un écosystème de médias sociaux chinois pour l'Internet chinois, largement inspirés de leurs équivalents occidentaux. Parmi eux, Sina Weibo, une sorte de Twitter amélioré, est le plus utilisé et cumule plus de 368 millions de comptes utilisateurs (Juillet 2012).</text:span></text:p>
      <text:p text:style-name="Text_20_body"><text:span text:style-name="T1">Le présent projet est mené pa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n estanove</meta:initial-creator>
    <meta:creation-date>2012-08-20T13:32:31</meta:creation-date>
    <meta:generator>LibreOffice/3.5$Linux_x86 LibreOffice_project/350m1$Build-2</meta:generator>
    <dc:date>2012-08-21T10:59:55</dc:date>
    <dc:creator>yoann estanove</dc:creator>
    <meta:editing-duration>PT21H26M51S</meta:editing-duration>
    <meta:editing-cycles>100</meta:editing-cycles>
    <meta:document-statistic meta:table-count="0" meta:image-count="0" meta:object-count="0" meta:page-count="1" meta:paragraph-count="4" meta:word-count="162" meta:character-count="1047" meta:non-whitespace-character-count="887"/>
  </office:meta>
</office:document-meta>
</file>